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BentonSans" svg:font-family="BentonSans, 'Helvetica Neue', Helvetica, Arial, sans-serif"/>
    <style:font-face style:name="Consolas" svg:font-family="Consolas, 'Courier New', Courier, mono"/>
    <style:font-face style:name="Segoe UI1" svg:font-family="'Segoe UI', Arial, sans-serif"/>
    <style:font-face style:name="Segoe UI" svg:font-family="'Segoe UI', 'Lucida Grande', Verdana, Arial, Helvetica,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3pt" officeooo:rsid="0012a8fc" officeooo:paragraph-rsid="0012a8fc" style:font-size-asian="13pt" style:font-size-complex="13pt"/>
    </style:style>
    <style:style style:name="P2" style:family="paragraph" style:parent-style-name="Standard">
      <style:text-properties fo:font-size="13pt" officeooo:rsid="0016e324" officeooo:paragraph-rsid="0016e324" style:font-size-asian="13pt" style:font-size-complex="13pt"/>
    </style:style>
    <style:style style:name="P3" style:family="paragraph" style:parent-style-name="Text_20_body">
      <style:paragraph-properties fo:margin-left="0in" fo:margin-right="0in" fo:margin-top="0in" fo:margin-bottom="0in" style:contextual-spacing="false" style:line-height-at-least="0.25in" fo:widows="1" fo:text-indent="0in" style:auto-text-indent="false"/>
    </style:style>
    <style:style style:name="P4" style:family="paragraph" style:parent-style-name="Text_20_body">
      <style:paragraph-properties fo:margin-left="0in" fo:margin-right="0in" fo:margin-top="0in" fo:margin-bottom="0in" style:contextual-spacing="false" style:line-height-at-least="0.198in" fo:text-align="start" style:justify-single-word="false" fo:widows="1" fo:text-indent="0in" style:auto-text-indent="false" fo:padding="0in" fo:border="none"/>
    </style:style>
    <style:style style:name="P5" style:family="paragraph" style:parent-style-name="Text_20_body">
      <style:text-properties fo:font-size="13pt" officeooo:rsid="0016e324" officeooo:paragraph-rsid="0016e324" style:font-size-asian="13pt" style:font-size-complex="13pt"/>
    </style:style>
    <style:style style:name="P6" style:family="paragraph" style:parent-style-name="Text_20_body">
      <style:paragraph-properties fo:margin-top="0in" fo:margin-bottom="0in" style:contextual-spacing="false" style:line-height-at-least="0.198in" fo:text-align="start" style:justify-single-word="false" fo:widows="1" fo:padding="0in" fo:border="none"/>
    </style:style>
    <style:style style:name="P7" style:family="paragraph" style:parent-style-name="Standard" style:list-style-name="L1">
      <style:text-properties officeooo:paragraph-rsid="0012a8fc"/>
    </style:style>
    <style:style style:name="P8" style:family="paragraph" style:parent-style-name="Standard" style:list-style-name="L1">
      <style:text-properties fo:font-size="13pt" officeooo:rsid="0012a8fc" officeooo:paragraph-rsid="0012a8fc" style:font-size-asian="13pt" style:font-size-complex="13pt"/>
    </style:style>
    <style:style style:name="P9" style:family="paragraph" style:parent-style-name="Standard" style:list-style-name="L2">
      <style:text-properties fo:font-size="13pt" officeooo:rsid="0012a8fc" officeooo:paragraph-rsid="0012a8fc" style:font-size-asian="13pt" style:font-size-complex="13pt"/>
    </style:style>
    <style:style style:name="P10" style:family="paragraph" style:parent-style-name="Standard" style:list-style-name="L1">
      <style:text-properties fo:font-size="13pt" officeooo:rsid="0013d953" officeooo:paragraph-rsid="0013d953" style:font-size-asian="13pt" style:font-size-complex="13pt"/>
    </style:style>
    <style:style style:name="P11" style:family="paragraph" style:parent-style-name="Standard" style:list-style-name="L1">
      <style:text-properties fo:font-size="13pt" officeooo:rsid="0014d655" officeooo:paragraph-rsid="0014d655" style:font-size-asian="13pt" style:font-size-complex="13pt"/>
    </style:style>
    <style:style style:name="P12" style:family="paragraph" style:parent-style-name="Standard" style:list-style-name="L1">
      <style:text-properties fo:font-size="13pt" officeooo:rsid="0016e324" officeooo:paragraph-rsid="0016e324" style:font-size-asian="13pt" style:font-size-complex="13pt"/>
    </style:style>
    <style:style style:name="P13" style:family="paragraph" style:parent-style-name="Standard" style:list-style-name="L1">
      <style:text-properties fo:font-size="13pt" officeooo:rsid="00161914" officeooo:paragraph-rsid="00161914" style:font-size-asian="13pt" style:font-size-complex="13pt"/>
    </style:style>
    <style:style style:name="P14" style:family="paragraph" style:parent-style-name="Standard" style:list-style-name="L1">
      <style:text-properties fo:font-size="13pt" fo:font-weight="normal" officeooo:rsid="00161914" officeooo:paragraph-rsid="00161914" style:font-size-asian="13pt" style:font-weight-asian="normal" style:font-size-complex="13pt" style:font-weight-complex="normal"/>
    </style:style>
    <style:style style:name="P15" style:family="paragraph" style:parent-style-name="Standard" style:list-style-name="L1">
      <style:text-properties fo:font-size="13pt" fo:font-weight="normal" officeooo:rsid="0016e324" officeooo:paragraph-rsid="0016e324" style:font-size-asian="13pt" style:font-weight-asian="normal" style:font-size-complex="13pt" style:font-weight-complex="normal"/>
    </style:style>
    <style:style style:name="P16" style:family="paragraph" style:parent-style-name="Standard" style:list-style-name="L1">
      <style:text-properties fo:font-size="13pt" fo:font-weight="normal" officeooo:rsid="001c1bf3" officeooo:paragraph-rsid="001c1bf3" style:font-size-asian="13pt" style:font-weight-asian="normal" style:font-size-complex="13pt" style:font-weight-complex="normal"/>
    </style:style>
    <style:style style:name="P17" style:family="paragraph" style:parent-style-name="Standard" style:list-style-name="L1">
      <style:text-properties fo:font-size="13pt" fo:font-weight="normal" officeooo:rsid="001c1bf3" officeooo:paragraph-rsid="001ddf0c" style:font-size-asian="13pt" style:font-weight-asian="normal" style:font-size-complex="13pt" style:font-weight-complex="normal"/>
    </style:style>
    <style:style style:name="P18" style:family="paragraph" style:parent-style-name="Standard" style:list-style-name="L1">
      <style:text-properties fo:font-size="13pt" fo:font-weight="normal" officeooo:rsid="001d69fe" officeooo:paragraph-rsid="001d69fe" style:font-size-asian="13pt" style:font-weight-asian="normal" style:font-size-complex="13pt" style:font-weight-complex="normal"/>
    </style:style>
    <style:style style:name="P19" style:family="paragraph" style:parent-style-name="Standard">
      <style:text-properties fo:font-size="13pt" fo:font-weight="normal" officeooo:rsid="001d69fe" officeooo:paragraph-rsid="001d69fe" style:font-size-asian="13pt" style:font-weight-asian="normal" style:font-size-complex="13pt" style:font-weight-complex="normal"/>
    </style:style>
    <style:style style:name="P20" style:family="paragraph" style:parent-style-name="Standard">
      <style:text-properties fo:font-size="13pt" fo:font-weight="normal" officeooo:rsid="001ddf0c" officeooo:paragraph-rsid="001ddf0c" style:font-size-asian="13pt" style:font-weight-asian="normal" style:font-size-complex="13pt" style:font-weight-complex="normal"/>
    </style:style>
    <style:style style:name="P21" style:family="paragraph" style:parent-style-name="Standard">
      <style:text-properties fo:font-size="13pt" fo:font-weight="normal" officeooo:rsid="001f4499" officeooo:paragraph-rsid="001f4499" style:font-size-asian="13pt" style:font-weight-asian="normal" style:font-size-complex="13pt" style:font-weight-complex="normal"/>
    </style:style>
    <style:style style:name="P22" style:family="paragraph" style:parent-style-name="Standard">
      <style:text-properties fo:font-size="13pt" fo:font-weight="normal" officeooo:rsid="001fa3bd" officeooo:paragraph-rsid="001fa3bd" style:font-size-asian="13pt" style:font-weight-asian="normal" style:font-size-complex="13pt" style:font-weight-complex="normal"/>
    </style:style>
    <style:style style:name="P23" style:family="paragraph" style:parent-style-name="Standard" style:list-style-name="L1">
      <style:text-properties fo:font-variant="normal" fo:text-transform="none" fo:color="#181818" style:font-name="BentonSans" fo:font-size="12pt" fo:letter-spacing="normal" fo:font-style="normal" fo:font-weight="normal" officeooo:paragraph-rsid="0012a8fc"/>
    </style:style>
    <style:style style:name="P24" style:family="paragraph" style:parent-style-name="Text_20_body" style:list-style-name="L1">
      <style:text-properties fo:font-variant="normal" fo:text-transform="none" fo:color="#181818" style:font-name="BentonSans" fo:font-size="12pt" fo:letter-spacing="normal" fo:font-style="normal" fo:font-weight="normal" officeooo:paragraph-rsid="0012a8fc"/>
    </style:style>
    <style:style style:name="P25" style:family="paragraph" style:parent-style-name="Text_20_body" style:list-style-name="L1">
      <style:text-properties fo:font-variant="normal" fo:text-transform="none" fo:color="#2a2a2a" style:font-name="Segoe UI" fo:font-size="9.75pt" fo:letter-spacing="normal" fo:font-style="normal" fo:font-weight="normal" officeooo:paragraph-rsid="0012a8fc"/>
    </style:style>
    <style:style style:name="P26" style:family="paragraph" style:parent-style-name="Text_20_body">
      <style:text-properties fo:font-size="13pt" fo:font-weight="normal" officeooo:rsid="001ddf0c" officeooo:paragraph-rsid="001ddf0c" style:font-size-asian="13pt" style:font-weight-asian="normal" style:font-size-complex="13pt" style:font-weight-complex="normal"/>
    </style:style>
    <style:style style:name="P27" style:family="paragraph" style:parent-style-name="Text_20_body">
      <style:paragraph-properties fo:margin-left="0in" fo:margin-right="0in" fo:margin-top="0in" fo:margin-bottom="0in" style:contextual-spacing="false" fo:widows="1" fo:text-indent="0in" style:auto-text-indent="false" fo:padding="0in" fo:border="none"/>
    </style:style>
    <style:style style:name="P28" style:family="paragraph" style:parent-style-name="Text_20_body" style:list-style-name="L3">
      <style:paragraph-properties fo:margin-left="0in" fo:margin-right="0in" fo:margin-top="0in" fo:margin-bottom="0in" style:contextual-spacing="false" fo:widows="1" fo:text-indent="0in" style:auto-text-indent="false" fo:padding="0in" fo:border="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22426" style:font-name="Arial" fo:font-size="11.25pt" fo:letter-spacing="normal" fo:font-style="normal" fo:font-weight="bold" fo:padding="0in" fo:border="none"/>
    </style:style>
    <style:style style:name="T4" style:family="text">
      <style:text-properties fo:font-variant="normal" fo:text-transform="none" fo:color="#222426" style:font-name="Arial" fo:font-size="11.25pt" fo:letter-spacing="normal" fo:font-style="normal" fo:font-weight="normal"/>
    </style:style>
    <style:style style:name="T5" style:family="text">
      <style:text-properties fo:font-variant="normal" fo:text-transform="none" fo:color="#181818" style:font-name="BentonSans" fo:font-size="12pt" fo:letter-spacing="normal" fo:font-style="normal" fo:font-weight="normal"/>
    </style:style>
    <style:style style:name="T6" style:family="text">
      <style:text-properties fo:font-variant="normal" fo:text-transform="none" fo:color="#990000" style:font-name="Consolas" fo:font-size="11pt" fo:letter-spacing="normal" fo:font-style="normal" fo:font-weight="normal" fo:padding="0in" fo:border="none"/>
    </style:style>
    <style:style style:name="T7" style:family="text">
      <style:text-properties fo:font-variant="normal" fo:text-transform="none" fo:color="#990000" style:font-name="Consolas" fo:font-size="11pt" fo:letter-spacing="normal" fo:font-style="normal" fo:padding="0in" fo:border="none"/>
    </style:style>
    <style:style style:name="T8" style:family="text">
      <style:text-properties fo:font-variant="normal" fo:text-transform="none" fo:color="#111111" style:font-name="Segoe UI1" fo:font-size="10.5pt" fo:letter-spacing="normal" fo:font-style="normal"/>
    </style:style>
    <style:style style:name="T9" style:family="text">
      <style:text-properties fo:font-variant="normal" fo:text-transform="none" fo:color="#111111" style:font-name="Segoe UI1" fo:font-size="10.5pt" fo:letter-spacing="normal" fo:font-style="normal" fo:font-weight="normal"/>
    </style:style>
    <style:style style:name="T10" style:family="text">
      <style:text-properties fo:font-variant="normal" fo:text-transform="none" fo:color="#111111" style:font-name="Segoe UI1" fo:font-size="10.5pt" fo:letter-spacing="normal" fo:font-style="normal" fo:font-weight="normal" fo:padding="0in" fo:border="none"/>
    </style:style>
    <style:style style:name="T11" style:family="text">
      <style:text-properties fo:font-variant="normal" fo:text-transform="none" fo:color="#111111" style:font-name="Segoe UI1" fo:font-size="10.5pt" fo:letter-spacing="normal" fo:font-style="normal" fo:padding="0in" fo:border="none"/>
    </style:style>
    <style:style style:name="T12" style:family="text">
      <style:text-properties fo:font-variant="normal" fo:text-transform="none" fo:color="#111111" style:font-name="Segoe UI1" fo:font-size="10.5pt" fo:letter-spacing="normal" fo:font-style="normal" officeooo:rsid="001f4499"/>
    </style:style>
    <style:style style:name="T13" style:family="text">
      <style:text-properties fo:font-size="13pt" officeooo:rsid="0012a8fc" style:font-size-asian="13pt" style:font-size-complex="13pt"/>
    </style:style>
    <style:style style:name="T14" style:family="text">
      <style:text-properties officeooo:rsid="001da94f"/>
    </style:style>
    <style:style style:name="T15" style:family="text">
      <style:text-properties officeooo:rsid="001ddf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97811560893959712" text:style-name="L1">
        <text:list-item>
          <text:p text:style-name="P8">Implicit conversions are a warning in c</text:p>
          <text:p text:style-name="P8">but an error in c++</text:p>
        </text:list-item>
      </text:list>
      <text:p text:style-name="P1"/>
      <text:p text:style-name="P1"><text:tab/>int i;</text:p>
      <text:p text:style-name="P1"><text:tab/>float *f = &amp;i;</text:p>
      <text:p text:style-name="P1"><text:tab/>const int *icp = &amp;i;</text:p>
      <text:p text:style-name="P1"><text:tab/>int *ip <text:s/>= icp;</text:p>
      <text:list xml:id="list1841366457824194664" text:style-name="L2">
        <text:list-header>
          <text:p text:style-name="P9"/>
        </text:list-header>
      </text:list>
      <text:list xml:id="list195641665789654" text:continue-list="list1297811560893959712" text:style-name="L1">
        <text:list-item>
          <text:p text:style-name="P8"><text:s/></text:p>
        </text:list-item>
        <text:list-item>
          <text:p text:style-name="P8"><text:s/></text:p>
        </text:list-item>
        <text:list-item>
          <text:p text:style-name="P10">new type bool – true / false</text:p>
          <text:p text:style-name="P10">uinitialized bool var value is undefined.</text:p>
          <text:p text:style-name="P10">Its an int with <text:s/>values of 0/1 only</text:p>
        </text:list-item>
        <text:list-item>
          <text:p text:style-name="P10"/>
        </text:list-item>
      </text:list>
      <text:p text:style-name="P1"/>
      <text:p text:style-name="P1"/>
      <text:list xml:id="list195642444062148" text:continue-numbering="true" text:style-name="L1">
        <text:list-item>
          <text:p text:style-name="P8"><text:s/></text:p>
        </text:list-item>
        <text:list-item>
          <text:p text:style-name="P8"><text:s/></text:p>
        </text:list-item>
        <text:list-item>
          <text:p text:style-name="P8"><text:s/></text:p>
        </text:list-item>
        <text:list-item>
          <text:p text:style-name="P8"><text:s/></text:p>
        </text:list-item>
        <text:list-item>
          <text:p text:style-name="P8"><text:s/></text:p>
        </text:list-item>
        <text:list-item>
          <text:p text:style-name="P8"><text:s/></text:p>
        </text:list-item>
        <text:list-item>
          <text:p text:style-name="P8"><text:s/></text:p>
        </text:list-item>
        <text:list-item>
          <text:p text:style-name="P7"><text:span text:style-name="T13"><text:s/></text:span><text:span text:style-name="T5">The compiler automatically invokes the linker as the last step in compiling a program. The linker inserts code (or maps in shared libraries) to resolve program library references, and/or combines object modules into an executable image suitable for loading into memory.</text:span></text:p>
          <text:p text:style-name="P7"/>
          <text:p text:style-name="P23">Static linking is the result of the linker copying all library routines used in the program into the executable image. This may require more disk space and memory than dynamic linking, but is both faster and more portable, since it does not require the presence of the library on the system where it is run.</text:p>
          <text:p text:style-name="P23"/>
          <text:p text:style-name="P24">Dynamic linking is accomplished by placing the name of a sharable library in the executable image. Actual linking with the library routines does not occur until the image is run, when both the executable and the library are placed in memory. An advantage of dynamic linking is that multiple programs can share a single copy of the library.</text:p>
          <text:p text:style-name="P25">C++ global constants have static linkage. This is different than C. If you try to use a global constant in C++ in multiple files you get an unresolved external error. The compiler optimizes global constants out, leaving no space reserved for the variable.</text:p>
        </text:list-item>
      </text:list>
      <text:p text:style-name="P3"/>
      <text:list xml:id="list195641606196458" text:continue-numbering="true" text:style-name="L1">
        <text:list-header>
          <text:p text:style-name="P23"/>
          <text:p text:style-name="P23"/>
        </text:list-header>
        <text:list-item>
          <text:p text:style-name="P11">diff between const in c and cpp</text:p>
          <text:p text:style-name="P12">in c:</text:p>
          <text:p text:style-name="P13">const int I = 3;</text:p>
          <text:p text:style-name="P13"><text:soft-page-break/>int <text:span text:style-name="T1">ip = (int</text:span><text:span text:style-name="T2">*)&amp;i; // bypass the const in c</text:span></text:p>
          <text:p text:style-name="P14">*ip = 5; <text:tab/><text:tab/>// assign a new value to a const var I</text:p>
          <text:p text:style-name="P13"/>
          <text:p text:style-name="P15">in c++:</text:p>
          <text:p text:style-name="P15">u cant bypass the const, I is still 3;</text:p>
          <text:p text:style-name="P15"/>
        </text:list-item>
      </text:list>
      <text:p text:style-name="P5"><text:span text:style-name="Strong_20_Emphasis"><text:span text:style-name="T3">Change:</text:span></text:span><text:span text:style-name="T4"> const objects must be initialized in C++ but can be left uninitialized in C</text:span></text:p>
      <text:p text:style-name="P4"><text:span text:style-name="Strong_20_Emphasis"><text:span text:style-name="T3">Rationale:</text:span></text:span><text:span text:style-name="T4"> A const object cannot be assigned to so it must be initialized to hold a useful value.</text:span></text:p>
      <text:p text:style-name="P4"><text:span text:style-name="Strong_20_Emphasis"><text:span text:style-name="T3">Effect on original feature:</text:span></text:span><text:span text:style-name="T4"> Deletion of semantically well-defined feature.</text:span></text:p>
      <text:p text:style-name="P4"><text:span text:style-name="Strong_20_Emphasis"><text:span text:style-name="T3">Difficulty of converting:</text:span></text:span><text:span text:style-name="T4"> Semantic transformation.</text:span></text:p>
      <text:p text:style-name="P4"><text:span text:style-name="Strong_20_Emphasis"><text:span text:style-name="T3">How widely used:</text:span></text:span><text:span text:style-name="T4"> Seldom.</text:span></text:p>
      <text:list xml:id="list195642041011939" text:continue-numbering="true" text:style-name="L1">
        <text:list-item>
          <text:p text:style-name="P15"><text:s/></text:p>
        </text:list-item>
        <text:list-item>
          <text:p text:style-name="P17"><text:s/><text:a xlink:type="simple" xlink:href="http://www.codeproject.com/Articles/257589/An-Idiots-Guide-to-Cplusplus-Templates-Part"><text:span text:style-name="T15">http://www.codeproject.com/Articles/257589/An-Idiots-Guide-to-Cplusplus-Templates-Part</text:span></text:a></text:p>
          <text:p text:style-name="P17"/>
          <text:p text:style-name="P16">there are 2 types</text:p>
          <text:p text:style-name="P16">1. function template</text:p>
          <text:p text:style-name="P18">template&lt;<text:span text:style-name="T14">typename</text:span> TYPE&gt;</text:p>
          <text:p text:style-name="P18">void PrintTwice(TYPE data)</text:p>
          <text:p text:style-name="P18">{</text:p>
          <text:list>
            <text:list-header>
              <text:p text:style-name="P18">cout&lt;&lt;”Twice: “ &lt;&lt;data * 2 &lt;&lt;endl; </text:p>
            </text:list-header>
          </text:list>
          <text:p text:style-name="P18">} </text:p>
          <text:p text:style-name="P18">the actual meaning of TYPE would be deduced by the copiler , depending on the argument passed to this function.</text:p>
        </text:list-item>
      </text:list>
      <text:p text:style-name="P19"/>
      <text:p text:style-name="P19"><text:tab/>If u call the function N times, N instances of same function will be created, there is compiler/ linker optimazation. But still, code size will increase, but probably the assembly/binary will be almost the same.</text:p>
      <text:p text:style-name="P19">With overload, all the functions will be copiled, linked and packed in the binary.</text:p>
      <text:p text:style-name="P19">With template, only the required instatiations would get into the binary.</text:p>
      <text:p text:style-name="P19"/>
      <text:p text:style-name="P20">template&lt;typename TYPE&gt;</text:p>
      <text:p text:style-name="P20">TYPE Twice(TYPE data)</text:p>
      <text:p text:style-name="P20">{</text:p>
      <text:p text:style-name="P20"><text:tab/>T res;</text:p>
      <text:p text:style-name="P20"><text:tab/>res = <text:s/>data * 2;</text:p>
      <text:p text:style-name="P20"><text:tab/>return res;</text:p>
      <text:p text:style-name="P20">}</text:p>
      <text:p text:style-name="P20"/>
      <text:p text:style-name="P20">the return type is of the received type.</text:p>
      <text:p text:style-name="P20"/>
      <text:p text:style-name="P20">U can use TYPE or <text:s/>T</text:p>
      <text:p text:style-name="P26"><text:span text:style-name="Source_20_Text"><text:span text:style-name="T7">T</text:span></text:span><text:span text:style-name="T8"> is having a default constructor (so that </text:span><text:span text:style-name="Source_20_Text"><text:span text:style-name="T7">T result;</text:span></text:span><text:span text:style-name="T8"> is valid)</text:span></text:p>
      <text:list xml:id="list3428962961640734157" text:style-name="L3">
        <text:list-item>
          <text:p text:style-name="P28"><text:span text:style-name="Source_20_Text"><text:span text:style-name="T6">T</text:span></text:span><text:span text:style-name="T9"> supports the usage of </text:span><text:span text:style-name="Source_20_Text"><text:span text:style-name="T6">operator + </text:span></text:span><text:span text:style-name="T9">(so that </text:span><text:span text:style-name="Source_20_Text"><text:span text:style-name="T6">n1+n2</text:span></text:span><text:span text:style-name="T9"> is valid)</text:span></text:p>
        </text:list-item>
        <text:list-item>
          <text:p text:style-name="P28"><text:span text:style-name="Source_20_Text"><text:span text:style-name="T6">T</text:span></text:span><text:span text:style-name="T9"> has an </text:span><text:span text:style-name="Emphasis"><text:span text:style-name="T10">accessible</text:span></text:span><text:span text:style-name="T9"> copy/move-constructor (so that </text:span><text:span text:style-name="Source_20_Text"><text:span text:style-name="T6">return</text:span></text:span><text:span text:style-name="T9"> statement succeeds)</text:span></text:p>
        </text:list-item>
      </text:list>
      <text:p text:style-name="P27"><text:span text:style-name="T9"/></text:p>
      <text:p text:style-name="P20">T var = T(); <text:s/>// calls the default constructor for the datatype.</text:p>
      <text:p text:style-name="P20"><text:soft-page-break/><text:span text:style-name="T8">Compiler will </text:span><text:span text:style-name="Strong_20_Emphasis"><text:span text:style-name="T11">not </text:span></text:span><text:span text:style-name="T8">perform any automatic conversion, </text:span><text:span text:style-name="T12">a short will not be upgraded to an int.</text:span></text:p>
      <text:p text:style-name="P20"/>
      <text:p text:style-name="P21"><text:span text:style-name="T8">template&lt;typename T1, typename T2, typename T3&gt;</text:span></text:p>
      <text:p text:style-name="P21"><text:span text:style-name="T8">T2 DoSomething(const T1 tArray[], T2 returnValue, T3&amp; tResult)</text:span></text:p>
      <text:p text:style-name="P21"><text:span text:style-name="T8">{</text:span></text:p>
      <text:p text:style-name="P21"><text:tab/>...</text:p>
      <text:p text:style-name="P21"><text:span text:style-name="T8">}</text:span></text:p>
      <text:p text:style-name="P21"><text:span text:style-name="T8">T1 – specifies type of the array</text:span></text:p>
      <text:p text:style-name="P21"><text:span text:style-name="T8">T2 – is the return type and a second argument</text:span></text:p>
      <text:p text:style-name="P21"><text:span text:style-name="T8">T3 – passed by reference, and can be changed</text:span></text:p>
      <text:p text:style-name="P21"/>
      <text:p text:style-name="P22"><text:span text:style-name="T8">u can tell the compiler not to deduce TYPE</text:span></text:p>
      <text:p text:style-name="P22"><text:span text:style-name="T8">Show&lt;double&gt;() </text:span></text:p>
      <text:p text:style-name="P22"><text:span text:style-name="T8">we are demanding the compiler to instantiate the Show func for the type. The resualt is</text:span></text:p>
      <text:p text:style-name="P22"><text:span text:style-name="T8">void Show(double);</text:span></text:p>
      <text:p text:style-name="P22"><text:span text:style-name="T8"/></text:p>
      <text:p text:style-name="P22"><text:span text:style-name="T8"/></text:p>
      <text:list xml:id="list195642803473092" text:continue-list="list195642041011939" text:style-name="L1">
        <text:list-header>
          <text:p text:style-name="P18"/>
          <text:p text:style-name="P16">2. class templates</text:p>
          <text:p text:style-name="P16"/>
          <text:p text:style-name="P16"/>
        </text:list-header>
      </text:list>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BentonSans" svg:font-family="BentonSans, 'Helvetica Neue', Helvetica, Arial, sans-serif"/>
    <style:font-face style:name="Consolas" svg:font-family="Consolas, 'Courier New', Courier, mono"/>
    <style:font-face style:name="Segoe UI1" svg:font-family="'Segoe UI', Arial, sans-serif"/>
    <style:font-face style:name="Segoe UI" svg:font-family="'Segoe UI', 'Lucida Grande', Verdana, Arial, Helvetica,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09:13:54.548389721</meta:creation-date>
    <meta:generator>LibreOffice/4.2.8.2$Linux_X86_64 LibreOffice_project/420m0$Build-2</meta:generator>
    <dc:date>2016-03-27T19:56:41.564433184</dc:date>
    <meta:editing-duration>PT12H8M9S</meta:editing-duration>
    <meta:editing-cycles>10</meta:editing-cycles>
    <meta:document-statistic meta:table-count="0" meta:image-count="0" meta:object-count="0" meta:page-count="3" meta:paragraph-count="75" meta:word-count="625" meta:character-count="3560" meta:non-whitespace-character-count="2982"/>
  </office:meta>
</office:document-meta>
</file>